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14DBD0001A16958665B1561B605A5.wmf" manifest:media-type="image/x-wmf"/>
  <manifest:file-entry manifest:full-path="Pictures/10000000000003BC00000252EB9F38CD949347B2.png" manifest:media-type="image/png"/>
  <manifest:file-entry manifest:full-path="Pictures/100002010000059600000487901548A8A583F262.png" manifest:media-type="image/png"/>
  <manifest:file-entry manifest:full-path="Pictures/10000200000005940000044FAC24E55189E945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99986"/>
    </style:style>
    <style:style style:name="fr1" style:family="graphic" style:parent-style-name="Graphics">
      <style:graphic-properties fo:margin-left="0cm" fo:margin-right="0.018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1cm" draw:visible-area-height="5.001cm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88cm, -0.252cm, 0.001cm, 1.223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draw:frame draw:style-name="fr2" draw:name="1" text:anchor-type="as-char" svg:width="1.693cm" svg:height="2.716cm" draw:z-index="4"><draw:object-ole xlink:href="./Object 1" xlink:type="simple" xlink:show="embed" xlink:actuate="onLoad"/><draw:image xlink:href="./ObjectReplacements/Object 1" xlink:type="simple" xlink:show="embed" xlink:actuate="onLoad"/></draw:frame></text:span><text:span text:style-name="T1"> 4-NO2-Ph-N2+ -OTf</text:span></text:p>
      <text:p text:style-name="Standard"><draw:frame text:anchor-type="as-char" svg:y="0cm" draw:z-index="0" draw:name="Picture 14" draw:style-name="gr1" draw:text-style-name="P3" svg:width="16.491cm" svg:height="12.75cm" draw:transform="rotate (-0.0174532925199433) translate (0.22225cm 0cm)"><draw:image xlink:href="Pictures/10000200000005940000044FAC24E55189E9453E.png" xlink:type="simple" xlink:show="embed" xlink:actuate="onLoad"><text:p/></draw:image></draw:frame></text:p>
      <text:p text:style-name="Standard"/>
      <text:p text:style-name="Standard"><text:soft-page-break/><draw:frame text:anchor-type="as-char" svg:y="0cm" draw:z-index="1" draw:name="Picture 15" draw:style-name="gr2" draw:text-style-name="P3" svg:width="15.53cm" svg:height="12.001cm" draw:transform="rotate (-0.0698131700797735) translate (0.837847222222222cm 0cm)"><draw:image xlink:href="Pictures/100002010000059600000487901548A8A583F262.png" xlink:type="simple" xlink:show="embed" xlink:actuate="onLoad"><text:p/></draw:image></draw:frame></text:p>
      <text:p text:style-name="Standard"/>
      <text:p text:style-name="Standard"><text:soft-page-break/><draw:frame text:anchor-type="as-char" svg:y="0cm" draw:z-index="2" draw:name="Picture 31" draw:style-name="gr1" draw:text-style-name="P3" svg:width="12.449cm" svg:height="15.555cm" draw:transform="rotate (1.5707963267949) translate (0cm 12.4477638888889cm)"><draw:image xlink:href="Pictures/2000000900014DBD0001A16958665B1561B605A5.wmf" xlink:type="simple" xlink:show="embed" xlink:actuate="onLoad"><text:p/></draw:image></draw:frame></text:p>
      <text:p text:style-name="Standard"/>
      <text:p text:style-name="Standard"><draw:frame draw:style-name="fr1" draw:name="Рисунок 1" text:anchor-type="as-char" svg:width="16.492cm" svg:height="10.248cm" draw:z-index="3"><draw:image xlink:href="Pictures/10000000000003BC00000252EB9F38CD949347B2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iya Z. Kasanova</meta:initial-creator>
    <meta:editing-cycles>5</meta:editing-cycles>
    <meta:creation-date>2017-05-22T05:33:00</meta:creation-date>
    <dc:date>2017-05-23T06:06:11.055462667</dc:date>
    <meta:editing-duration>PT23M38S</meta:editing-duration>
    <meta:generator>LibreOffice/5.2.2.2$Linux_X86_64 LibreOffice_project/20m0$Build-2</meta:generator>
    <meta:document-statistic meta:table-count="0" meta:image-count="1" meta:object-count="1" meta:page-count="3" meta:paragraph-count="5" meta:word-count="2" meta:character-count="18" meta:non-whitespace-character-count="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